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line-height-at-least="0cm" fo:line-height="0%"/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5.500cm" ns6:z-index="0"><ns6:image ns8:href="Pictures/1000000100000468000006782D424EF0.png" ns8:type="simple" ns8:show="embed" ns8:actuate="onLoad" ns6:mime-type="image/png"/></ns6:frame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